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e876e" officeooo:paragraph-rsid="000e876e"/>
    </style:style>
    <style:style style:name="P3" style:family="paragraph" style:parent-style-name="Standard">
      <style:paragraph-properties fo:text-align="start" style:justify-single-word="false"/>
      <style:text-properties officeooo:rsid="000e9835" officeooo:paragraph-rsid="000e9835"/>
    </style:style>
    <style:style style:name="P4" style:family="paragraph" style:parent-style-name="Frame_20_contents">
      <style:paragraph-properties fo:text-align="center" style:justify-single-word="false"/>
      <style:text-properties style:font-name="Liberation Mono" fo:font-size="20pt" officeooo:rsid="000c4b9e" officeooo:paragraph-rsid="000c4b9e" style:font-size-asian="20pt" style:font-size-complex="20pt"/>
    </style:style>
    <style:style style:name="P5" style:family="paragraph">
      <loext:graphic-properties draw:fill-color="#3465a4"/>
    </style:style>
    <style:style style:name="gr1" style:family="graphic" style:parent-style-name="Frame">
      <style:graphic-properties svg:stroke-color="#000000" draw:fill-color="#3465a4" draw:textarea-horizontal-align="justify" draw:textarea-vertical-align="middle" draw:auto-grow-height="false" fo:min-height="2.805cm" fo:min-width="10.345cm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969cm" fo:min-width="0.346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>El proyecto consiste en una página web para una empresa ficticia de consultoría, que presenta sus servicios, permite el contacto mediante un formulario, y consume endpoints externos con autenticaciónBearer. Además, se simula una API RESTful desarrollada en PHP para fines evaluativos.</text:p>
      <text:p text:style-name="P2"/>
      <text:p text:style-name="P3">Tecnologias utilizadas: HTML5, CSS3, Bootstrap5, JavaScript 5, JavaScript Query, PHP 8, Servidores locales (XAMPP).</text:p>
      <text:p text:style-name="P2"><draw:custom-shape text:anchor-type="paragraph" draw:z-index="3" draw:name="Forma 4" draw:style-name="gr1" draw:text-style-name="P5" svg:width="10.346cm" svg:height="2.805cm" svg:x="3.605cm" svg:y="16.603cm"><text:p text:style-name="P4">Arreglo PHP(aray)</text:p><text:p text:style-name="P4">datos de servicios)</text:p><draw:enhanced-geometry svg:viewBox="0 0 21600 21600" draw:type="rectangle" draw:enhanced-path="M 0 0 L 21600 0 21600 21600 0 21600 0 0 Z N"/></draw:custom-shape><draw:custom-shape text:anchor-type="paragraph" draw:z-index="2" draw:name="Forma 3" draw:style-name="gr1" draw:text-style-name="P5" svg:width="10.346cm" svg:height="2.805cm" svg:x="3.422cm" svg:y="11.153cm"><text:p text:style-name="P4">Backend</text:p><text:p text:style-name="P4">PHP (api.php)</text:p><draw:enhanced-geometry svg:viewBox="0 0 21600 21600" draw:type="rectangle" draw:enhanced-path="M 0 0 L 21600 0 21600 21600 0 21600 0 0 Z N"/></draw:custom-shape><draw:custom-shape text:anchor-type="paragraph" draw:z-index="1" draw:name="Forma 2" draw:style-name="gr1" draw:text-style-name="P5" svg:width="10.346cm" svg:height="2.805cm" svg:x="3.369cm" svg:y="5.994cm"><text:p text:style-name="P4">FrontEnd</text:p><text:p text:style-name="P4">HTML + CSS + JS + AJAX</text:p><draw:enhanced-geometry svg:viewBox="0 0 21600 21600" draw:type="rectangle" draw:enhanced-path="M 0 0 L 21600 0 21600 21600 0 21600 0 0 Z N"/></draw:custom-shape><draw:custom-shape text:anchor-type="paragraph" draw:z-index="0" draw:name="Forma 1" draw:style-name="gr1" draw:text-style-name="P5" svg:width="10.346cm" svg:height="2.805cm" svg:x="3.397cm" svg:y="0.838cm"><text:p text:style-name="P4">Cliente (navegador web)</text:p><draw:enhanced-geometry svg:viewBox="0 0 21600 21600" draw:type="rectangle" draw:enhanced-path="M 0 0 L 21600 0 21600 21600 0 21600 0 0 Z N"/></draw:custom-shape><draw:custom-shape text:anchor-type="paragraph" draw:z-index="6" draw:name="Forma 7" draw:style-name="gr2" svg:width="0.689cm" svg:height="2.25cm" svg:x="8.266cm" svg:y="14.17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position-x="$1" draw:handle-position-y="$0" draw:handle-range-x-minimum="0" draw:handle-range-x-maximum="10800" draw:handle-range-y-minimum="0" draw:handle-range-y-maximum="21600"/></draw:enhanced-geometry></draw:custom-shape><draw:custom-shape text:anchor-type="paragraph" draw:z-index="5" draw:name="Forma 6" draw:style-name="gr2" svg:width="0.689cm" svg:height="2.25cm" svg:x="8.133cm" svg:y="8.9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position-x="$1" draw:handle-position-y="$0" draw:handle-range-x-minimum="0" draw:handle-range-x-maximum="10800" draw:handle-range-y-minimum="0" draw:handle-range-y-maximum="21600"/></draw:enhanced-geometry></draw:custom-shape><draw:custom-shape text:anchor-type="paragraph" draw:z-index="4" draw:name="Forma 5" draw:style-name="gr2" svg:width="0.689cm" svg:height="2.25cm" svg:x="8.08cm" svg:y="3.7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position-x="$1" draw:handle-position-y="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9T18:45:53.435069382</meta:creation-date>
    <dc:date>2025-04-19T19:33:10.283525947</dc:date>
    <meta:editing-duration>PT14M20S</meta:editing-duration>
    <meta:editing-cycles>3</meta:editing-cycles>
    <meta:generator>LibreOffice/25.2.2.2$Linux_X86_64 LibreOffice_project/7370d4be9e3cf6031a51beef54ff3bda878e3fac</meta:generator>
    <meta:document-statistic meta:table-count="0" meta:image-count="0" meta:object-count="0" meta:page-count="1" meta:paragraph-count="9" meta:word-count="74" meta:character-count="508" meta:non-whitespace-character-count="443"/>
  </office:meta>
</office:document-meta>
</file>